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3.428cm" fo:min-width="3.46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5.20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style:text-position="9% 58%"/>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n 11-18</text:p>
          </draw:text-box>
        </draw:frame>
        <draw:frame presentation:style-name="pr2" draw:text-style-name="P1" draw:layer="layout" svg:width="25.199cm" svg:height="12.179cm" svg:x="1.4cm" svg:y="4.914cm" presentation:class="subtitle">
          <draw:text-box>
            <text:p>Medical Letters AI</text:p>
          </draw:text-box>
        </draw:frame>
        <draw:custom-shape draw:style-name="gr1" draw:text-style-name="P2" draw:layer="layout" svg:width="5.6cm" svg:height="5.2cm" svg:x="1.4cm" svg:y="7.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Interview w/ Dr. Erdem Yazgonoglu</text:p>
          </draw:text-box>
        </draw:frame>
        <draw:frame presentation:style-name="pr4" draw:layer="layout" svg:width="25.199cm" svg:height="12.179cm" svg:x="1.4cm" svg:y="4.914cm" presentation:class="outline">
          <draw:text-box>
            <text:p>Interview Date: Jan12<text:span text:style-name="T1">th</text:span> 2018</text:p>
            <text:p>Duration: ~30 min</text:p>
            <text:p>Interviewer: Thomas Besenski</text:p>
            <text:p>Interviewee: Dr. Erdem Yazgonoglu, Royal Jubilee Hospital</text:p>
          </draw:text-box>
        </draw:frame>
        <presentation:notes draw:style-name="dp2">
          <draw:page-thumbnail draw:style-name="gr2"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Format<text:tab/></text:p>
          </draw:text-box>
        </draw:frame>
        <draw:frame presentation:style-name="pr4" draw:layer="layout" svg:width="25.199cm" svg:height="12.179cm" svg:x="1.4cm" svg:y="4.914cm" presentation:class="outline">
          <draw:text-box>
            <text:p>-Depending on the format of the clinic, a patient name can exist in the first sentence, the header, first paragraph etc. depending on the format specified by the individual or the clinic.</text:p>
            <text:p>-Each clinic has its own set of standards / templates which are used in their medical letters, and the efforts to standardize medical correspondence templates are continuing, but many clinics don’t want to change.</text:p>
          </draw:text-box>
        </draw:frame>
        <presentation:notes draw:style-name="dp2">
          <draw:page-thumbnail draw:style-name="gr2"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2.179cm" svg:x="1.4cm" svg:y="4.914cm" presentation:class="outline" presentation:user-transformed="true">
          <draw:text-box>
            <text:p>-There is no national clinical set of standards for which clinics use in their communication.</text:p>
            <text:p>-BUT, there is a widely accepted paradigm for all clinical correspondence (at least in BC/Canada/from where Dr. Yazgonoglu has practiced). The medical thought process goes as follows:</text:p>
            <text:p>Situation – &gt;Background –&gt; Analysis –&gt; <text:tab/><text:tab/> <text:s/><text:tab/><text:tab/> <text:s/>Recommendation(if referral/discharge)</text:p>
            <text:p>-This knowledge must be utilized when we are attempting to grow our datasets by a process called data augmentation, but more on this later…..</text:p>
          </draw:text-box>
        </draw:frame>
        <draw:frame presentation:style-name="pr1" draw:layer="layout" svg:width="25.199cm" svg:height="3.506cm" svg:x="1.4cm" svg:y="0.837cm" presentation:class="title">
          <draw:text-box>
            <text:p>Format 2</text:p>
          </draw:text-box>
        </draw:frame>
        <presentation:notes draw:style-name="dp2">
          <draw:page-thumbnail draw:style-name="gr2"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Correspondence Types<text:tab/></text:p>
          </draw:text-box>
        </draw:frame>
        <draw:frame presentation:style-name="pr4" draw:layer="layout" svg:width="25.199cm" svg:height="12.179cm" svg:x="1.4cm" svg:y="4.914cm" presentation:class="outline">
          <draw:text-box>
            <text:list text:style-name="L2">
              <text:list-item>
                <text:p>In order of frequency (highest to lowest)</text:p>
                <text:p>1) Referrals</text:p>
                <text:p>2) Medical Status Updates</text:p>
                <text:p>3) Discharge Summary</text:p>
              </text:list-item>
              <text:list-item>
                <text:p>The frequency of each type of letter differs from clinic to clinic. Ie: an emergency room would most likely have more discharge summaries than referrals.</text:p>
              </text:list-item>
              <text:list-item>
                <text:p>We need to make sure our final training / validation sets have accurate proportions of each type of letter.</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sets</text:p>
          </draw:text-box>
        </draw:frame>
        <draw:frame presentation:style-name="pr4" draw:layer="layout" svg:width="25.199cm" svg:height="12.179cm" svg:x="1.4cm" svg:y="4.914cm" presentation:class="outline">
          <draw:text-box>
            <text:list text:style-name="L2">
              <text:list-item>
                <text:p>There is a newly emerging application of machine learning in the medical NLP field which is called “De-Identification” of Patient Health Information (PHI). </text:p>
              </text:list-item>
              <text:list-item>
                <text:p>We could use the output of some of these datasets, and alter the keywords (something like: &lt;PATIENT LAST NAME&gt;) and replace them with a name from a preexisting dictionary, making sure not to repeat names.</text:p>
              </text:list-item>
              <text:list-item>
                <text:p>These datasets seem to not really follow the formats we are looking for in medical correspondence though.</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Getting the Dataset: Training </text:p>
          </draw:text-box>
        </draw:frame>
        <draw:frame presentation:style-name="pr4" draw:layer="layout" svg:width="25.199cm" svg:height="12.179cm" svg:x="1.4cm" svg:y="4.914cm" presentation:class="outline" presentation:user-transformed="true">
          <draw:text-box>
            <text:list text:style-name="L2">
              <text:list-item>
                <text:p>There is large difficulty, even within the research field, involved with finding unadultered medical summaries/records for the purposes of Bioinfomatics / Medical research.</text:p>
              </text:list-item>
              <text:list-item>
                <text:p>There DOES exist a large amount of clinical notes / medical summaries which have sensitive information removed though!</text:p>
              </text:list-item>
              <text:list-item>
                <text:p>Mtsamples.com has ~1000+ sample transcripts and letters which have sensitive information removed, and samples reformatted to their own standards.</text:p>
              </text:list-item>
              <text:list-item>
                <text:p>Informatics for Integrating Biology and the Bedside has ~1500 sample transcripts collected from 2008-2010 which have been used already for other bioinfomatics research projects and a competition in 2016, but they require a release form to be signed with statement of usage and organization information, etc. to access the data.<text:a xlink:href="https://www.i2b2.org/NLP/DataSets/Main.php" xlink:type="simple">https://www.i2b2.org/NLP/DataSets/Main.php</text:a> </text:p>
              </text:list-item>
              <text:list-item>
                <text:p>There are ~15 sample letters from this website as well, which can be altered/augmented in combination with the other letters which can increase our sample count.</text:p>
                <text:p><text:a xlink:href="https://soarworks.prainc.com/article/sample-medical-summary-reports" xlink:type="simple">https://soarworks.prainc.com/article/sample-medical-summary-reports</text:a></text:p>
              </text:list-item>
              <text:list-item>
                <text:p>Numerous other sources (on Github, etc.) have other sample texts of desensitized data used for their own research purposes, but most of them are more related to medical statistics/diagnostic correlations than NLP, making the data almost unreadable and dirty looking.</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5.209cm" svg:x="1.4cm" svg:y="-0.014cm" presentation:class="title" presentation:user-transformed="true">
          <draw:text-box>
            <text:p>Mtsamples.com Transcript example:<text:line-break/>only about ~25 samples contained here</text:p>
          </draw:text-box>
        </draw:frame>
        <draw:frame presentation:style-name="pr4" draw:layer="layout" svg:width="25.199cm" svg:height="12.179cm" svg:x="1.4cm" svg:y="4.914cm" presentation:class="outline">
          <draw:text-box>
            <text:list text:style-name="L2">
              <text:list-item>
                <text:p>Sample Type / Medical Specialty: Endocrinology</text:p>
              </text:list-item>
              <text:list-item>
                <text:p>Sample Name: Acute Cystitis &amp; Diabetes Type II</text:p>
              </text:list-item>
              <text:list-item>
                <text:p>Description: The patient complaining of abdominal pain, has a long-standing history of diabetes treated with Micronase daily.</text:p>
              </text:list-item>
              <text:list-item>
                <text:p>(Medical Transcription Sample Report)</text:p>
              </text:list-item>
              <text:list-item>
                <text:p><text:s/>HISTORY OF PRESENT ILLNESS: The patient is a 45-year-old male complaining of abdominal pain. The patient also has a long-standing history of diabetes which is treated with Micronase daily.</text:p>
              </text:list-item>
              <text:list-item>
                <text:p/>
              </text:list-item>
              <text:list-item>
                <text:p>PAST MEDICAL HISTORY: There is no significant past medical history noted today.</text:p>
              </text:list-item>
              <text:list-item>
                <text:p/>
              </text:list-item>
              <text:list-item>
                <text:p>PHYSICAL EXAMINATION:</text:p>
              </text:list-item>
              <text:list-item>
                <text:p>HEENT: Patient denies ear abnormalities, nose abnormalities and throat abnormalities.</text:p>
              </text:list-item>
              <text:list-item>
                <text:p>Cardio: Patient has history of elevated cholesterol, but does not have ASHD, hypertension and PVD.</text:p>
              </text:list-item>
              <text:list-item>
                <text:p>Resp: Patient denies asthma, lung infections and lung lesions.</text:p>
              </text:list-item>
              <text:list-item>
                <text:p>……...</text:p>
              </text:list-item>
              <text:list-item>
                <text:p>MEDS: Micronase 2.5 mg Tab PO QAM #30. Bactrim 400/80 Tab PO BID #30.</text:p>
              </text:list-item>
              <text:list-item>
                <text:p>SOCIAL HISTORY: No known history of drug or alcohol abuse. Work, diet, and exercise patterns are within normal limits.</text:p>
              </text:list-item>
              <text:list-item>
                <text:p/>
              </text:list-item>
              <text:list-item>
                <text:p>FAMILY HISTORY: No significant family history.</text:p>
              </text:list-item>
              <text:list-item>
                <text:p/>
              </text:list-item>
              <text:list-item>
                <text:p>REVIEW OF SYSTEMS: Non-contributory.</text:p>
              </text:list-item>
              <text:list-item>
                <text:p>Vital Signs: Height = 72 in. Weight =184 lbs. Upright BP = 120/80 mmHg. Pulse = 80 bpm. Resp =12 pm. Patient is afebrile.</text:p>
              </text:list-item>
              <text:list-item>
                <text:p>Neck: The neck is supple. There is no jugular venous distension. The thyroid is nontender, or normal size and conto.</text:p>
              </text:list-item>
              <text:list-item>
                <text:p>Lungs: Lung expansion and excursions are symmetric. The lungs are clear to auscultation and percussion.</text:p>
              </text:list-item>
              <text:list-item>
                <text:p>Cardio: There is a regular rhythm. SI and S2 are normal. No abnormal heart sounds are detected. Blood pressure is equal bilaterally.</text:p>
              </text:list-item>
              <text:list-item>
                <text:p>Abdomen: Normal bowel sounds are present. The abdomen is soft; The abdomen is nontender; without organomegaly; There is no CVA tenderness. No hernias are noted.</text:p>
              </text:list-item>
              <text:list-item>
                <text:p>Extremities: There is no clubbing, cyanosis, or edema.</text:p>
              </text:list-item>
              <text:list-item>
                <text:p/>
              </text:list-item>
              <text:list-item>
                <text:p>ASSESSMENT: Diabetes type II uncontrolled. Acute cystitis.</text:p>
              </text:list-item>
              <text:list-item>
                <text:p/>
              </text:list-item>
              <text:list-item>
                <text:p>PLAN: Endocrinology Consult, complete CBC. </text:p>
              </text:list-item>
              <text:list-item>
                <text:p/>
              </text:list-item>
              <text:list-item>
                <text:p>RX: Micronase 2.5 mg Tab PO QAM #30, Bactrim 400/80 Tab PO BID #30. </text:p>
              </text:list-item>
              <text:list-item>
                <text:p/>
              </text:list-item>
              <text:list-item>
                <text:p>Keywords: endocrinology, bactrim, micronase, abdominal pain, cbc, diabetes type ii, acute cystitis, diabetes, abnormalities,</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tsamples.com letter example</text:p>
          </draw:text-box>
        </draw:frame>
        <draw:frame presentation:style-name="pr4" draw:layer="layout" svg:width="25.199cm" svg:height="12.179cm" svg:x="1.4cm" svg:y="4.914cm" presentation:class="outline">
          <draw:text-box>
            <text:list text:style-name="L2">
              <text:list-item>
                <text:p>Month DD, YYYY</text:p>
              </text:list-item>
              <text:list-item>
                <text:p/>
              </text:list-item>
              <text:list-item>
                <text:p>XYZ</text:p>
              </text:list-item>
              <text:list-item>
                <text:p/>
              </text:list-item>
              <text:list-item>
                <text:p>RE: ABC</text:p>
              </text:list-item>
              <text:list-item>
                <text:p>MEDICAL RECORD#: 123</text:p>
              </text:list-item>
              <text:list-item>
                <text:p/>
              </text:list-item>
              <text:list-item>
                <text:p>Dear Dr. XYZ:</text:p>
              </text:list-item>
              <text:list-item>
                <text:p/>
              </text:list-item>
              <text:list-item>
                <text:p>I saw ABC back in Neuro-Oncology Clinic today. He comes in for an urgent visit because of increasing questions about what to do next for his anaplastic astrocytoma.</text:p>
              </text:list-item>
              <text:list-item>
                <text:p/>
              </text:list-item>
              <text:list-item>
                <text:p>Within the last several days, he has seen you in clinic and once again discussed whether or not to undergo radiation for his left temporal lesion. The patient has clearly been extremely ambivalent about this therapy for reasons that are not immediately apparent. It is clear that his MRI is progressing and that it seems unlikely at this time that anything other than radiation would be particularly effective. Despite repeatedly emphasizing this; however, the patient still is worried about potential long-term side effects from treatment that frankly seem unwarranted at this particular time.</text:p>
              </text:list-item>
              <text:list-item>
                <text:p>…………………………………………………...</text:p>
              </text:list-item>
              <text:list-item>
                <text:p>While I am very uncomfortable with this type of approach, I think as long as he is going to be monitored closely that we may be able to get away with this for at least a reasonable interval. In the spirit of compromise, he again consented to be evaluated by radiation and this time, seemed more resigned to the fact that it was going to happen sooner than later. I will look at this as a positive sign because I think radiation is the one therapy from which he can get a reasonable response in the long term.</text:p>
              </text:list-item>
              <text:list-item>
                <text:p/>
              </text:list-item>
              <text:list-item>
                <text:p>I will keep you apprised of followups. If you have any questions or if I could be of any further assistance, feel free to contact me.</text:p>
              </text:list-item>
              <text:list-item>
                <text:p/>
              </text:list-item>
              <text:list-item>
                <text:p>Sincerely, </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RE-Training Dataset</text:p>
          </draw:text-box>
        </draw:frame>
        <draw:frame presentation:style-name="pr4" draw:layer="layout" svg:width="25.199cm" svg:height="12.179cm" svg:x="0.4cm" svg:y="5.021cm" presentation:class="outline" presentation:user-transformed="true">
          <draw:text-box>
            <text:list text:style-name="L2">
              <text:list-item>
                <text:p>Observation: Considering that the clinics already have at their disposal, thousands of samples containing sensitive information, it could be possible to pretrain a (partly convolutional) model on an “Augmented” training dataset which can do Named Entity Recognition with reasonable accuracy, but then allow each individual clinic to run a training session for their own individual models based on their database of medical letters. </text:p>
              </text:list-item>
              <text:list-item>
                <text:p>By doing this we can allow each individual clinic to train the rest of their model on a huge amount of real data, without every needing direct access to it.</text:p>
              </text:list-item>
              <text:list-item>
                <text:p>The type of pretraining data does not necessarily need to reflect the intended sample type the final model will interpret. Although, it must be similar in some ways, and must learn techniques/behaviors which can be generalized for our purposes.</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For example, there already exists manually annotated datasets (~500 documents, 100,000’s of sentences, and 10,000’s of annotations per sample) for the purposes of Named Entity Recognition and Sentiment analysis, <text:a xlink:href="http://clear.colorado.edu/compsem/jdpacorpus/" xlink:type="simple">http://clear.colorado.edu/compsem/jdpacorpus/</text:a> <text:s/>being one of them, and we could potentially use these blog posts about digital cameras to identify the proper nouns in each document, etc. and then continue training on our limited medical dataset to then teach the model to use its pre-existing knowledge of Named Entity Recognition to find patient names, etc...</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Getting the Dataset: Training/Validation</text:p>
          </draw:text-box>
        </draw:frame>
        <draw:frame presentation:style-name="pr4" draw:layer="layout" svg:width="25.199cm" svg:height="12.179cm" svg:x="1.4cm" svg:y="4.914cm" presentation:class="outline" presentation:user-transformed="true">
          <draw:text-box>
            <text:list text:style-name="L2">
              <text:list-item>
                <text:p>If we were to go the route of partly pretraining a model and then allowing individual clinics to train the rest of the model specific to their field, letter/sample formats, then we would need (mostly) real examples to be able to then finish the training on, and then validate with, to see if the pretraining was able to influence our model’s ability to generalize in a positive manner.</text:p>
              </text:list-item>
              <text:list-item>
                <text:p>The trick will then be to write scripts which can alter our desensitized datasets to add personal information into them in a manner which has no repetitions or obvious patterns (in order to mimic the organically written samples). Similar to the “Data Augmentation” techniques (look in chapter 5 of Deep Learning with Python) used in writing Convolutional Neural Networks to grow small datasets of images into large ones by making believable transformations to the images, etc. we could also turn 500 samples into 1000’s by altering the structure of sentences, replacing words with synonyms, reorganizing the paragraph structure, etc..</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Getting the Dataset: Testing</text:p>
          </draw:text-box>
        </draw:frame>
        <draw:frame presentation:style-name="pr4" draw:layer="layout" svg:width="25.199cm" svg:height="12.179cm" svg:x="1.4cm" svg:y="4.914cm" presentation:class="outline" presentation:user-transformed="true">
          <draw:text-box>
            <text:p><text:span text:style-name="T2">-Dr. Yazgonoglu: Given that the request is made for a research project, there is a chance that some clinics would allow us to use their samples/notes/etc.. There are reports which go between various clinics, ie: radiology, echocardiographic, etc. on a daily basis, so there is a HUGE number of samples which could be gained from asking the clinics for access to some of their data.</text:span></text:p>
            <text:p><text:span text:style-name="T2">-Note: Any real(ish) data found in this manner should only be used for the final testing iterations, and must not be wasted on simply validating training iterations, since this organic type of data will be the most valuable and hardest to obtain.</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13:01:53.833030159</meta:creation-date>
    <dc:date>2018-01-18T14:29:15.447551381</dc:date>
    <meta:editing-duration>PT1H7M7S</meta:editing-duration>
    <meta:editing-cycles>18</meta:editing-cycles>
    <meta:generator>LibreOffice/5.1.6.2$Linux_X86_64 LibreOffice_project/10m0$Build-2</meta:generator>
    <meta:document-statistic meta:object-count="74"/>
  </office:meta>
</office:document-meta>
</file>